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Enemy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Column Pos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Hooklvl1_0001 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1_0002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1_0003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2_0004 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2_0005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1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2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3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4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5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6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Hooklvl3_0007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Hooklvl3_0008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1 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3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4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5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1_01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1_02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Jablvl1_03 </text:p>
          </table:table-cell>
          <table:table-cell table:number-columns-repeated="2"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2_04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2_05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3_0001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3_0002 </text:p>
          </table:table-cell>
          <table:table-cell table:number-columns-repeated="2"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3_0003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4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5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Jablvl3_0006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7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Jablvl3_0008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Jablvl3_0009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1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2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3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4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5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6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7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8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9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0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1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2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3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6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7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1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2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3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6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7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8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1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2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3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4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5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6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7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8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9 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0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1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1" table:number-rows-repeated="1048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" table:style-name="ta1" table:print="false"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5" table:number-columns-repeated="102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Row Position</text:p>
          </table:table-cell>
          <table:table-cell table:style-name="ce2" office:value-type="string">
            <text:p>Column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IDLE_0001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IDLE_0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IDLE_00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b_A_0001</text:p>
          </table:table-cell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b_A_00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b_A_0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b_R_00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b_V_0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b_V_00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Jab_V_00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Default" office:value-type="string">
            <text:p>Jablvl2_R_00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Default" office:value-type="string">
            <text:p>Jablvl2_R_00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Default" office:value-type="string">
            <text:p>Jablvl3_R00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Default" office:value-type="string">
            <text:p>Jablvl3_R0003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Default" office:value-type="string">
            <text:p>Jablvl3_R00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" table:number-columns-repeated="1018"/>
        </table:table-row>
        <table:table-row table:style-name="ro1">
          <table:table-cell table:style-name="Default" office:value-type="string">
            <text:p>Jablvl3_R00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Kick_lvl1_00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Kick_lvl1_00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Kick_lvl2_0002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Kick_lvl2_000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0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un00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Walk_00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Walk_000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Walk_000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Walk_00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Walk_00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Walk_000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column table:style-name="co7" table:default-cell-style-name="ce3"/>
        <table:table-column table:style-name="co5" table:default-cell-style-name="ce3"/>
        <table:table-column table:style-name="co5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style-name="ce1" table:number-columns-repeated="1021"/>
        </table:table-row>
        <table:table-row table:style-name="ro1" table:number-rows-repeated="36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3.A1:Sheet3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6/09/2013</text:date>, <text:time>22:0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Johnson</meta:initial-creator>
    <meta:creation-date>2013-05-14T23:02:35.99</meta:creation-date>
    <dc:date>2013-06-09T22:00:19.71</dc:date>
    <meta:editing-duration>PT2H20M5S</meta:editing-duration>
    <meta:editing-cycles>13</meta:editing-cycles>
    <meta:generator>OpenOffice.org/3.4.1$Win32 OpenOffice.org_project/341m1$Build-9593</meta:generator>
    <meta:document-statistic meta:table-count="3" meta:cell-count="461" meta:object-count="0"/>
  </office:meta>
</office:document-meta>
</file>